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1063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Topology 1</text:p>
          </table:table-cell>
          <table:table-cell office:value-type="string" table:style-name="ce3">
            <text:p>Read Latency</text:p>
          </table:table-cell>
          <table:table-cell office:value-type="string" table:style-name="ce3">
            <text:p>Write Latency</text:p>
          </table:table-cell>
          <table:table-cell office:value-type="string" table:style-name="ce3">
            <text:p>Op rate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.54" table:style-name="ce1">
            <text:p>28.54</text:p>
          </table:table-cell>
          <table:table-cell office:value-type="float" office:value="35.9" table:style-name="ce1">
            <text:p>35.9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.28" table:style-name="ce1">
            <text:p>26.28</text:p>
          </table:table-cell>
          <table:table-cell office:value-type="float" office:value="109.3" table:style-name="ce1">
            <text:p>109.3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6.73" table:style-name="ce1">
            <text:p>46.73</text:p>
          </table:table-cell>
          <table:table-cell office:value-type="float" office:value="194" table:style-name="ce1">
            <text:p>194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2.8" table:style-name="ce1">
            <text:p>62.8</text:p>
          </table:table-cell>
          <table:table-cell office:value-type="float" office:value="218.3" table:style-name="ce1">
            <text:p>218.3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342.7" table:style-name="ce1">
            <text:p>342.7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2.75" table:style-name="ce1">
            <text:p>42.75</text:p>
          </table:table-cell>
          <table:table-cell office:value-type="float" office:value="281.10000000000002" table:style-name="ce1">
            <text:p>281.1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1.13" table:style-name="ce1">
            <text:p>81.13</text:p>
          </table:table-cell>
          <table:table-cell office:value-type="float" office:value="264.3" table:style-name="ce1">
            <text:p>264.3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90" table:style-name="ce1">
            <text:p>90</text:p>
          </table:table-cell>
          <table:table-cell office:value-type="float" office:value="270.89999999999998" table:style-name="ce1">
            <text:p>270.9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75" table:style-name="ce1">
            <text:p>75</text:p>
          </table:table-cell>
          <table:table-cell office:value-type="float" office:value="320.2" table:style-name="ce1">
            <text:p>320.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97" table:style-name="ce1">
            <text:p>97</text:p>
          </table:table-cell>
          <table:table-cell office:value-type="float" office:value="295.10000000000002" table:style-name="ce1">
            <text:p>295.1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3.17" table:style-name="ce1">
            <text:p>83.17</text:p>
          </table:table-cell>
          <table:table-cell office:value-type="float" office:value="344.3" table:style-name="ce1">
            <text:p>344.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78.040000000000006" table:style-name="ce1">
            <text:p>78.04</text:p>
          </table:table-cell>
          <table:table-cell office:value-type="float" office:value="233.1" table:style-name="ce1">
            <text:p>233.1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0" table:style-name="ce1">
            <text:p>70</text:p>
          </table:table-cell>
          <table:table-cell office:value-type="float" office:value="382.5" table:style-name="ce1">
            <text:p>382.5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78" table:style-name="ce1">
            <text:p>78</text:p>
          </table:table-cell>
          <table:table-cell office:value-type="float" office:value="261" table:style-name="ce1">
            <text:p>261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8.760000000000005" table:style-name="ce1">
            <text:p>68.76</text:p>
          </table:table-cell>
          <table:table-cell office:value-type="float" office:value="255.5" table:style-name="ce1">
            <text:p>255.5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88.13" table:style-name="ce1">
            <text:p>88.13</text:p>
          </table:table-cell>
          <table:table-cell office:value-type="float" office:value="325" table:style-name="ce1">
            <text:p>325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92" table:style-name="ce1">
            <text:p>92</text:p>
          </table:table-cell>
          <table:table-cell office:value-type="float" office:value="190" table:style-name="ce2">
            <text:p>190</text:p>
          </table:table-cell>
          <table:table-cell office:value-type="float" office:value="477" table:style-name="ce2">
            <text:p>477</text:p>
          </table:table-cell>
          <table:table-cell table:style-name="ce1">
            <draw:frame draw:z-index="2" draw:id="id1" draw:style-name="a1" draw:name="Chart 5" svg:x="0.72083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44" table:style-name="ce1">
            <text:p>44</text:p>
          </table:table-cell>
          <table:table-cell office:value-type="float" office:value="267" table:style-name="ce1">
            <text:p>267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4" table:style-name="ce1">
            <text:p>64</text:p>
          </table:table-cell>
          <table:table-cell office:value-type="float" office:value="220.6" table:style-name="ce1">
            <text:p>220.6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57" table:style-name="ce1">
            <text:p>57</text:p>
          </table:table-cell>
          <table:table-cell office:value-type="float" office:value="206.9" table:style-name="ce1">
            <text:p>206.9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7" table:style-name="ce1">
            <text:p>67</text:p>
          </table:table-cell>
          <table:table-cell office:value-type="float" office:value="251.3" table:style-name="ce1">
            <text:p>251.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58" table:style-name="ce1">
            <text:p>58</text:p>
          </table:table-cell>
          <table:table-cell office:value-type="float" office:value="286.3" table:style-name="ce1">
            <text:p>286.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26" table:style-name="ce1">
            <text:p>26</text:p>
          </table:table-cell>
          <table:table-cell office:value-type="float" office:value="215.6" table:style-name="ce1">
            <text:p>215.6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49" table:style-name="ce1">
            <text:p>49</text:p>
          </table:table-cell>
          <table:table-cell office:value-type="float" office:value="229.6" table:style-name="ce1">
            <text:p>229.6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2" table:style-name="ce1">
            <text:p>32</text:p>
          </table:table-cell>
          <table:table-cell office:value-type="float" office:value="224.4" table:style-name="ce1">
            <text:p>224.4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40" table:style-name="ce1">
            <text:p>40</text:p>
          </table:table-cell>
          <table:table-cell office:value-type="float" office:value="230.7" table:style-name="ce1">
            <text:p>230.7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44" table:style-name="ce1">
            <text:p>44</text:p>
          </table:table-cell>
          <table:table-cell office:value-type="float" office:value="211.7" table:style-name="ce1">
            <text:p>211.7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37.42" table:style-name="ce1">
            <text:p>37.42</text:p>
          </table:table-cell>
          <table:table-cell office:value-type="float" office:value="201.7" table:style-name="ce1">
            <text:p>201.7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36" table:style-name="ce1">
            <text:p>36</text:p>
          </table:table-cell>
          <table:table-cell office:value-type="float" office:value="173.2" table:style-name="ce1">
            <text:p>173.2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54" table:style-name="ce1">
            <text:p>54</text:p>
          </table:table-cell>
          <table:table-cell office:value-type="float" office:value="166.5" table:style-name="ce1">
            <text:p>166.5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office:value-type="float" office:value="159.19999999999999" table:style-name="ce1">
            <text:p>159.2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4.15" table:style-name="ce1">
            <text:p>34.15</text:p>
          </table:table-cell>
          <table:table-cell office:value-type="float" office:value="162.80000000000001" table:style-name="ce1">
            <text:p>162.8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28.46" table:style-name="ce1">
            <text:p>28.46</text:p>
          </table:table-cell>
          <table:table-cell office:value-type="float" office:value="168.2" table:style-name="ce1">
            <text:p>168.2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39" table:style-name="ce1">
            <text:p>39</text:p>
          </table:table-cell>
          <table:table-cell office:value-type="float" office:value="213.8" table:style-name="ce1">
            <text:p>213.8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3" table:style-name="ce1">
            <text:p>33</text:p>
          </table:table-cell>
          <table:table-cell office:value-type="float" office:value="163.80000000000001" table:style-name="ce1">
            <text:p>163.8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36" table:style-name="ce1">
            <text:p>36</text:p>
          </table:table-cell>
          <table:table-cell office:value-type="float" office:value="159.69999999999999" table:style-name="ce1">
            <text:p>159.7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34" table:style-name="ce1">
            <text:p>34</text:p>
          </table:table-cell>
          <table:table-cell office:value-type="float" office:value="128.4" table:style-name="ce1">
            <text:p>128.4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26.25" table:style-name="ce1">
            <text:p>26.25</text:p>
          </table:table-cell>
          <table:table-cell office:value-type="float" office:value="132.9" table:style-name="ce1">
            <text:p>132.9</text:p>
          </table:table-cell>
          <table:table-cell office:value-type="float" office:value="1444" table:style-name="ce1">
            <text:p>1444</text:p>
          </table:table-cell>
          <table:table-cell/>
          <table:table-cell table:style-name="ce1">
            <draw:frame draw:z-index="1" draw:id="id0" draw:style-name="a0" draw:name="Chart 4" svg:x="0.07083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31" table:style-name="ce1">
            <text:p>31</text:p>
          </table:table-cell>
          <table:table-cell office:value-type="float" office:value="127.6" table:style-name="ce1">
            <text:p>127.6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6" table:style-name="ce1">
            <text:p>36</text:p>
          </table:table-cell>
          <table:table-cell office:value-type="float" office:value="120.3" table:style-name="ce1">
            <text:p>120.3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33" table:style-name="ce1">
            <text:p>33</text:p>
          </table:table-cell>
          <table:table-cell office:value-type="float" office:value="122.4" table:style-name="ce1">
            <text:p>122.4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32" table:style-name="ce1">
            <text:p>32</text:p>
          </table:table-cell>
          <table:table-cell office:value-type="float" office:value="127.8" table:style-name="ce1">
            <text:p>127.8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8" table:style-name="ce1">
            <text:p>38</text:p>
          </table:table-cell>
          <table:table-cell office:value-type="float" office:value="106.3" table:style-name="ce1">
            <text:p>106.3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7" table:style-name="ce1">
            <text:p>37</text:p>
          </table:table-cell>
          <table:table-cell office:value-type="float" office:value="96.4" table:style-name="ce1">
            <text:p>96.4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31" table:style-name="ce1">
            <text:p>31</text:p>
          </table:table-cell>
          <table:table-cell office:value-type="float" office:value="88.9" table:style-name="ce1">
            <text:p>88.9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31.23" table:style-name="ce1">
            <text:p>31.23</text:p>
          </table:table-cell>
          <table:table-cell office:value-type="float" office:value="87.8" table:style-name="ce1">
            <text:p>87.8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87.9" table:style-name="ce1">
            <text:p>87.9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34.5" table:style-name="ce1">
            <text:p>34.5</text:p>
          </table:table-cell>
          <table:table-cell office:value-type="float" office:value="82.9" table:style-name="ce1">
            <text:p>82.9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31.33" table:style-name="ce1">
            <text:p>31.33</text:p>
          </table:table-cell>
          <table:table-cell office:value-type="float" office:value="88.8" table:style-name="ce1">
            <text:p>88.8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63.6" table:style-name="ce1">
            <text:p>63.6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31.62" table:style-name="ce1">
            <text:p>31.62</text:p>
          </table:table-cell>
          <table:table-cell office:value-type="float" office:value="94.7" table:style-name="ce1">
            <text:p>94.7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sananda banerjee</dc:creator>
    <meta:creation-date>2018-03-03T15:38:29Z</meta:creation-date>
    <dc:date>2018-03-04T03:12:36Z</dc:date>
    <meta:editing-cycles>3</meta:editing-cycles>
    <meta:editing-duration>PT809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opology 1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52" chart:class="chart:scatter" chart:attached-axis="primary-y" chart:style-name="G0S0">
            <chart:domain table:cell-range-address="Sheet1.$A$2:.$A$52"/>
            <chart:data-point chart:repeated="51"/>
          </chart:series>
          <chart:series chart:label-cell-address="Sheet1.$C$1" chart:values-cell-range-address="Sheet1.$C$2:.$C$52" chart:class="chart:scatter" chart:attached-axis="primary-y" chart:style-name="G0S1">
            <chart:domain table:cell-range-address="Sheet1.$A$2:.$A$52"/>
            <chart:data-point chart:repeated="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Topology 1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:.$B$59" chart:class="chart:scatter" chart:attached-axis="primary-y" chart:style-name="G0S0">
            <chart:domain table:cell-range-address="Sheet1.$A$2:.$A$59"/>
            <chart:data-point chart:repeated="58"/>
          </chart:series>
          <chart:series chart:values-cell-range-address="Sheet1.$C$2:.$C$59" chart:class="chart:scatter" chart:attached-axis="primary-y" chart:style-name="G0S1">
            <chart:domain table:cell-range-address="Sheet1.$A$2:.$A$59"/>
            <chart:data-point chart:repeated="58"/>
          </chart:series>
          <chart:series chart:values-cell-range-address="Sheet1.$D$2:.$D$59" chart:class="chart:scatter" chart:attached-axis="primary-y" chart:style-name="G0S2">
            <chart:domain table:cell-range-address="Sheet1.$A$2:.$A$59"/>
            <chart:data-point chart:repeated="5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